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29d4" officeooo:paragraph-rsid="001729d4"/>
    </style:style>
    <style:style style:name="P2" style:family="paragraph" style:parent-style-name="Standard">
      <style:text-properties fo:color="#9900ff" officeooo:rsid="001729d4" officeooo:paragraph-rsid="001729d4"/>
    </style:style>
    <style:style style:name="P3" style:family="paragraph" style:parent-style-name="Standard">
      <style:text-properties style:use-window-font-color="true" officeooo:rsid="001729d4" officeooo:paragraph-rsid="001729d4" fo:background-color="#ff33ff"/>
    </style:style>
    <style:style style:name="P4" style:family="paragraph" style:parent-style-name="Standard">
      <style:text-properties officeooo:rsid="001729d4" officeooo:paragraph-rsid="001729d4" fo:background-color="#ff33ff"/>
    </style:style>
    <style:style style:name="P5" style:family="paragraph" style:parent-style-name="Standard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officeooo:rsid="001729d4" officeooo:paragraph-rsid="001729d4"/>
    </style:style>
    <style:style style:name="P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729d4" officeooo:paragraph-rsid="001729d4"/>
    </style:style>
    <style:style style:name="P7" style:family="paragraph" style:parent-style-name="Standard">
      <style:paragraph-properties fo:break-before="page"/>
      <style:text-properties style:use-window-font-color="true" officeooo:rsid="001729d4" officeooo:paragraph-rsid="001729d4" fo:background-color="#ff33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9900ff"/>
    </style:style>
    <style:style style:name="T4" style:family="text">
      <style:text-properties fo:color="#9900ff" fo:font-weight="bold" style:font-weight-asian="bold" style:font-weight-complex="bold"/>
    </style:style>
    <style:style style:name="T5" style:family="text">
      <style:text-properties style:use-window-font-color="true"/>
    </style:style>
    <style:style style:name="T6" style:family="text">
      <style:text-properties fo:color="#66ff99"/>
    </style:style>
    <style:style style:name="T7" style:family="text">
      <style:text-properties fo:color="#cc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">storm@jsp:~/Desktop/thisGit$ </text:span><text:span text:style-name="T2">git push -u origin master</text:span></text:p>
      <text:p text:style-name="P1">Username for 'https://github.com': JspDarker</text:p>
      <text:p text:style-name="P1">Password for 'https://JspDarker@github.com': </text:p>
      <text:p text:style-name="P1">Counting objects: 3, done.</text:p>
      <text:p text:style-name="P1">Writing objects: 100% (3/3), 217 bytes | 0 bytes/s, done.</text:p>
      <text:p text:style-name="P1">Total 3 (delta 0), reused 0 (delta 0)</text:p>
      <text:p text:style-name="P1">To https://github.com/JspDarker/git-Big.git</text:p>
      <text:p text:style-name="P1"><text:s/>* [new branch] <text:s text:c="5"/>master -&gt; master</text:p>
      <text:p text:style-name="P1">Branch master set up to track remote branch master from origin.</text:p>
      <text:p text:style-name="P5"/>
      <text:p text:style-name="P1"/>
      <text:p text:style-name="P1">storm@jsp:~/Desktop/thisGit$ <text:span text:style-name="T4">git push origin master</text:span></text:p>
      <text:p text:style-name="P1">Username for 'https://github.com': JspDarker</text:p>
      <text:p text:style-name="P1">Password for 'https://JspDarker@github.com': </text:p>
      <text:p text:style-name="P1">Counting objects: 3, done.</text:p>
      <text:p text:style-name="P1">Delta compression using up to 4 threads.</text:p>
      <text:p text:style-name="P1">Compressing objects: 100% (2/2), done.</text:p>
      <text:p text:style-name="P1">Writing objects: 100% (3/3), 299 bytes | 0 bytes/s, done.</text:p>
      <text:p text:style-name="P1">Total 3 (delta 0), reused 0 (delta 0)</text:p>
      <text:p text:style-name="P1">To https://github.com/JspDarker/git-Big.git</text:p>
      <text:p text:style-name="P1"><text:s text:c="3"/>b920e27..a54b675 <text:s/>master -&gt; master</text:p>
      <text:p text:style-name="P6"/>
      <text:p text:style-name="P1">storm@jsp:~/Desktop/thisGit$ <text:span text:style-name="T7">git push origin master</text:span></text:p>
      <text:p text:style-name="P1">Username for 'https://github.com': JspDarker</text:p>
      <text:p text:style-name="P1">Password for 'https://JspDarker@github.com': </text:p>
      <text:p text:style-name="P1">Counting objects: 3, done.</text:p>
      <text:p text:style-name="P1">Delta compression using up to 4 threads.</text:p>
      <text:p text:style-name="P1">Compressing objects: 100% (2/2), done.</text:p>
      <text:p text:style-name="P1">Writing objects: 100% (3/3), 309 bytes | 0 bytes/s, done.</text:p>
      <text:p text:style-name="P1">Total 3 (delta 0), reused 0 (delta 0)</text:p>
      <text:p text:style-name="P1">To https://github.com/JspDarker/git-Big.git</text:p>
      <text:p text:style-name="P1"><text:s text:c="3"/>a54b675..7dfcc37 <text:s/>master -&gt; master</text:p>
      <text:p text:style-name="P1"/>
      <text:p text:style-name="P1"/>
      <text:p text:style-name="P7">storm@jsp:~$ ls</text:p>
      <text:p text:style-name="P3">composer.phar <text:s/>Downloads <text:s text:c="8"/>node_modules <text:s text:c="6"/>Public <text:s text:c="4"/>Videos</text:p>
      <text:p text:style-name="P4">deja-dup <text:s text:c="6"/>english <text:s text:c="10"/>npm-debug.log <text:s text:c="5"/>reject</text:p>
      <text:p text:style-name="P4">Desktop <text:s text:c="7"/>examples.desktop <text:s/>package-lock.json <text:s/>snap</text:p>
      <text:p text:style-name="P4">Documents <text:s text:c="5"/>Music <text:s text:c="12"/>Pictures <text:s text:c="10"/>Templates</text:p>
      <text:p text:style-name="P1">storm@jsp:~$ cd Desktop/</text:p>
      <text:p text:style-name="P1">storm@jsp:~/Desktop$ mkdir thisGit</text:p>
      <text:p text:style-name="P1">storm@jsp:~/Desktop$ cd thisGit/</text:p>
      <text:p text:style-name="P1">storm@jsp:~/Desktop/thisGit$ pwd</text:p>
      <text:p text:style-name="P1">/home/storm/Desktop/thisGit</text:p>
      <text:p text:style-name="P1">storm@jsp:~/Desktop/thisGit$ git remote -v</text:p>
      <text:p text:style-name="P1">origin<text:tab/>https://github.com/JspDarker/Com-Des.git (fetch)</text:p>
      <text:p text:style-name="P1">origin<text:tab/>https://github.com/JspDarker/Com-Des.git (push)</text:p>
      <text:p text:style-name="P1">storm@jsp:~/Desktop/thisGit$ git remote remove origin</text:p>
      <text:p text:style-name="P1">storm@jsp:~/Desktop/thisGit$ git remote -v</text:p>
      <text:p text:style-name="P1">storm@jsp:~/Desktop/thisGit$ git init</text:p>
      <text:p text:style-name="P1">Initialized empty Git repository in /home/storm/Desktop/thisGit/.git/</text:p>
      <text:p text:style-name="P1">storm@jsp:~/Desktop/thisGit$ git remote -v</text:p>
      <text:p text:style-name="P1">storm@jsp:~/Desktop/thisGit$ git remote add origin https://github.com/JspDarker/git-Big.git</text:p>
      <text:p text:style-name="P1">storm@jsp:~/Desktop/thisGit$ git remote -v</text:p>
      <text:p text:style-name="P1">origin<text:tab/>https://github.com/JspDarker/git-Big.git (fetch)</text:p>
      <text:p text:style-name="P1">origin<text:tab/>https://github.com/JspDarker/git-Big.git (push)</text:p>
      <text:p text:style-name="P1">storm@jsp:~/Desktop/thisGit$ touch text.txt</text:p>
      <text:p text:style-name="P1">storm@jsp:~/Desktop/thisGit$ ls</text:p>
      <text:p text:style-name="P1">text.txt</text:p>
      <text:p text:style-name="P1">storm@jsp:~/Desktop/thisGit$ git status</text:p>
      <text:p text:style-name="P1">On branch master</text:p>
      <text:p text:style-name="P1"/>
      <text:p text:style-name="P1">Initial commit</text:p>
      <text:p text:style-name="P1"/>
      <text:p text:style-name="P1">Untracked files:</text:p>
      <text:p text:style-name="P1"><text:s text:c="2"/>(use "git add &lt;file&gt;..." to include in what will be committed)</text:p>
      <text:p text:style-name="P1"/>
      <text:p text:style-name="P1"><text:tab/>text.txt</text:p>
      <text:p text:style-name="P1"/>
      <text:p text:style-name="P1">nothing added to commit but untracked files present (use "git add" to track)</text:p>
      <text:p text:style-name="P1">storm@jsp:~/Desktop/thisGit$ git add .</text:p>
      <text:p text:style-name="P1">storm@jsp:~/Desktop/thisGit$ git status</text:p>
      <text:p text:style-name="P1">On branch master</text:p>
      <text:p text:style-name="P1"/>
      <text:p text:style-name="P1">Initial commit</text:p>
      <text:p text:style-name="P1"/>
      <text:p text:style-name="P1">Changes to be committed:</text:p>
      <text:p text:style-name="P1"><text:s text:c="2"/>(use "git rm --cached &lt;file&gt;..." to unstage)</text:p>
      <text:p text:style-name="P1"/>
      <text:p text:style-name="P1"><text:tab/>new file: <text:s text:c="2"/>text.txt</text:p>
      <text:p text:style-name="P1"/>
      <text:p text:style-name="P1">storm@jsp:~/Desktop/thisGit$ git rm --cached text.txt </text:p>
      <text:p text:style-name="P1">rm 'text.txt'</text:p>
      <text:p text:style-name="P1">storm@jsp:~/Desktop/thisGit$ git status</text:p>
      <text:p text:style-name="P1">On branch master</text:p>
      <text:p text:style-name="P1"/>
      <text:p text:style-name="P1"><text:soft-page-break/>Initial commit</text:p>
      <text:p text:style-name="P1"/>
      <text:p text:style-name="P1">Untracked files:</text:p>
      <text:p text:style-name="P1"><text:s text:c="2"/>(use "git add &lt;file&gt;..." to include in what will be committed)</text:p>
      <text:p text:style-name="P1"/>
      <text:p text:style-name="P1"><text:tab/>text.txt</text:p>
      <text:p text:style-name="P1"/>
      <text:p text:style-name="P1">nothing added to commit but untracked files present (use "git add" to track)</text:p>
      <text:p text:style-name="P1">storm@jsp:~/Desktop/thisGit$ git add text.txt </text:p>
      <text:p text:style-name="P1">storm@jsp:~/Desktop/thisGit$ git commit -m "adding text.txt"</text:p>
      <text:p text:style-name="P1">[master (root-commit) b920e27] adding text.txt</text:p>
      <text:p text:style-name="P1"><text:s/>1 file changed, 0 insertions(+), 0 deletions(-)</text:p>
      <text:p text:style-name="P1"><text:s/>create mode 100644 text.txt</text:p>
      <text:p text:style-name="P1">storm@jsp:~/Desktop/thisGit$ git push origin --help</text:p>
      <text:p text:style-name="P1">usage: git push [&lt;options&gt;] [&lt;repository&gt; [&lt;refspec&gt;...]]</text:p>
      <text:p text:style-name="P1"/>
      <text:p text:style-name="P1"><text:s text:c="4"/>-v, --verbose <text:s text:c="8"/>be more verbose</text:p>
      <text:p text:style-name="P1"><text:s text:c="4"/>-q, --quiet <text:s text:c="10"/>be more quiet</text:p>
      <text:p text:style-name="P1"><text:s text:c="4"/>--repo &lt;repository&gt; <text:s text:c="2"/>repository</text:p>
      <text:p text:style-name="P1"><text:s text:c="4"/>--all <text:s text:c="16"/>push all refs</text:p>
      <text:p text:style-name="P1"><text:s text:c="4"/>--mirror <text:s text:c="13"/>mirror all refs</text:p>
      <text:p text:style-name="P1"><text:s text:c="4"/>--delete <text:s text:c="13"/>delete refs</text:p>
      <text:p text:style-name="P1"><text:s text:c="4"/>--tags <text:s text:c="15"/>push tags (can't be used with --all or --mirror)</text:p>
      <text:p text:style-name="P1"><text:s text:c="4"/>-n, --dry-run <text:s text:c="8"/>dry run</text:p>
      <text:p text:style-name="P1"><text:s text:c="4"/>--porcelain <text:s text:c="10"/>machine-readable output</text:p>
      <text:p text:style-name="P1"><text:s text:c="4"/>-f, --force <text:s text:c="10"/>force updates</text:p>
      <text:p text:style-name="P1"><text:s text:c="4"/>--force-with-lease[=&lt;refname&gt;:&lt;expect&gt;]</text:p>
      <text:p text:style-name="P1"><text:s text:c="26"/>require old value of ref to be at this value</text:p>
      <text:p text:style-name="P1"><text:s text:c="4"/>--recurse-submodules[=&lt;check|on-demand|no&gt;]</text:p>
      <text:p text:style-name="P1"><text:s text:c="26"/>control recursive pushing of submodules</text:p>
      <text:p text:style-name="P1"><text:s text:c="4"/>--thin <text:s text:c="15"/>use thin pack</text:p>
      <text:p text:style-name="P1"><text:s text:c="4"/>--receive-pack &lt;receive-pack&gt;</text:p>
      <text:p text:style-name="P1"><text:s text:c="26"/>receive pack program</text:p>
      <text:p text:style-name="P1"><text:s text:c="4"/>--exec &lt;receive-pack&gt;</text:p>
      <text:p text:style-name="P1"><text:s text:c="26"/>receive pack program</text:p>
      <text:p text:style-name="P1"><text:s text:c="4"/>-u, --set-upstream <text:s text:c="3"/>set upstream for git pull/status</text:p>
      <text:p text:style-name="P1"><text:s text:c="4"/>--progress <text:s text:c="11"/>force progress reporting</text:p>
      <text:p text:style-name="P1"><text:s text:c="4"/>--prune <text:s text:c="14"/>prune locally removed refs</text:p>
      <text:p text:style-name="P1"><text:s text:c="4"/>--no-verify <text:s text:c="10"/>bypass pre-push hook</text:p>
      <text:p text:style-name="P1"><text:s text:c="4"/>--follow-tags <text:s text:c="8"/>push missing but relevant tags</text:p>
      <text:p text:style-name="P1"><text:s text:c="4"/>--signed[=&lt;yes|no|if-asked&gt;]</text:p>
      <text:p text:style-name="P1"><text:s text:c="26"/>GPG sign the push</text:p>
      <text:p text:style-name="P1"><text:s text:c="4"/>--atomic <text:s text:c="13"/>request atomic transaction on remote side</text:p>
      <text:p text:style-name="P1"/>
      <text:p text:style-name="P1">storm@jsp:~/Desktop/thisGit$ git push</text:p>
      <text:p text:style-name="P1">Username for 'https://github.com': JspDarker</text:p>
      <text:p text:style-name="P1">Password for 'https://JspDarker@github.com': </text:p>
      <text:p text:style-name="P1">No refs in common and none specified; doing nothing.</text:p>
      <text:p text:style-name="P1">Perhaps you should specify a branch such as 'master'.</text:p>
      <text:p text:style-name="P1">Everything up-to-date</text:p>
      <text:p text:style-name="P1">storm@jsp:~/Desktop/thisGit$ git push -u origin master</text:p>
      <text:p text:style-name="P1">Username for 'https://github.com': JspDarker</text:p>
      <text:p text:style-name="P1"><text:soft-page-break/>Password for 'https://JspDarker@github.com': </text:p>
      <text:p text:style-name="P1">Counting objects: 3, done.</text:p>
      <text:p text:style-name="P1">Writing objects: 100% (3/3), 217 bytes | 0 bytes/s, done.</text:p>
      <text:p text:style-name="P1">Total 3 (delta 0), reused 0 (delta 0)</text:p>
      <text:p text:style-name="P1">To https://github.com/JspDarker/git-Big.git</text:p>
      <text:p text:style-name="P1"><text:s/>* [new branch] <text:s text:c="5"/>master -&gt; master</text:p>
      <text:p text:style-name="P1">Branch master set up to track remote branch master from origin.</text:p>
      <text:p text:style-name="P1">storm@jsp:~/Desktop/thisGit$ cd ..</text:p>
      <text:p text:style-name="P1">storm@jsp:~/Desktop$ git remote -v</text:p>
      <text:p text:style-name="P1">storm@jsp:~/Desktop$ cd thisGit/</text:p>
      <text:p text:style-name="P1">storm@jsp:~/Desktop/thisGit$ git remote -v</text:p>
      <text:p text:style-name="P1">origin<text:tab/>https://github.com/JspDarker/git-Big.git (fetch)</text:p>
      <text:p text:style-name="P1">origin<text:tab/>https://github.com/JspDarker/git-Big.git (push)</text:p>
      <text:p text:style-name="P1">storm@jsp:~/Desktop/thisGit$ ls</text:p>
      <text:p text:style-name="P1">text.txt</text:p>
      <text:p text:style-name="P1">storm@jsp:~/Desktop/thisGit$ git status</text:p>
      <text:p text:style-name="P1">On branch master</text:p>
      <text:p text:style-name="P1">Your branch is up-to-date with 'origin/master'.</text:p>
      <text:p text:style-name="P1">nothing to commit, working directory clean</text:p>
      <text:p text:style-name="P1">storm@jsp:~/Desktop/thisGit$ echo "# This is text add from local in command line to GitHub" &gt;&gt; text.txt</text:p>
      <text:p text:style-name="P1">storm@jsp:~/Desktop/thisGit$ git status</text:p>
      <text:p text:style-name="P1">On branch master</text:p>
      <text:p text:style-name="P1">Your branch is up-to-date with 'origin/master'.</text:p>
      <text:p text:style-name="P1">Changes not staged for commit:</text:p>
      <text:p text:style-name="P1"><text:s text:c="2"/>(use "git add &lt;file&gt;..." to update what will be committed)</text:p>
      <text:p text:style-name="P1"><text:s text:c="2"/>(use "git checkout -- &lt;file&gt;..." to discard changes in working directory)</text:p>
      <text:p text:style-name="P1"/>
      <text:p text:style-name="P1"><text:tab/>modified: <text:s text:c="2"/>text.txt</text:p>
      <text:p text:style-name="P1"/>
      <text:p text:style-name="P1">no changes added to commit (use "git add" and/or "git commit -a")</text:p>
      <text:p text:style-name="P1">storm@jsp:~/Desktop/thisGit$ git commit -a -m "adding text"</text:p>
      <text:p text:style-name="P1">[master a54b675] adding text</text:p>
      <text:p text:style-name="P1"><text:s/>1 file changed, 1 insertion(+)</text:p>
      <text:p text:style-name="P1">storm@jsp:~/Desktop/thisGit$ git status</text:p>
      <text:p text:style-name="P1">On branch master</text:p>
      <text:p text:style-name="P1">Your branch is ahead of 'origin/master' by 1 commit.</text:p>
      <text:p text:style-name="P1"><text:s text:c="2"/>(use "git push" to publish your local commits)</text:p>
      <text:p text:style-name="P1">nothing to commit, working directory clean</text:p>
      <text:p text:style-name="P1">storm@jsp:~/Desktop/thisGit$ git remote -v</text:p>
      <text:p text:style-name="P1">origin<text:tab/>https://github.com/JspDarker/git-Big.git (fetch)</text:p>
      <text:p text:style-name="P1">origin<text:tab/>https://github.com/JspDarker/git-Big.git (push)</text:p>
      <text:p text:style-name="P1">storm@jsp:~/Desktop/thisGit$ git push origin master</text:p>
      <text:p text:style-name="P1">Username for 'https://github.com': JspDarker</text:p>
      <text:p text:style-name="P1">Password for 'https://JspDarker@github.com': </text:p>
      <text:p text:style-name="P1">Counting objects: 3, done.</text:p>
      <text:p text:style-name="P1">Delta compression using up to 4 threads.</text:p>
      <text:p text:style-name="P1">Compressing objects: 100% (2/2), done.</text:p>
      <text:p text:style-name="P1">Writing objects: 100% (3/3), 299 bytes | 0 bytes/s, done.</text:p>
      <text:p text:style-name="P1">Total 3 (delta 0), reused 0 (delta 0)</text:p>
      <text:p text:style-name="P1">To https://github.com/JspDarker/git-Big.git</text:p>
      <text:p text:style-name="P1"><text:s text:c="3"/>b920e27..a54b675 <text:s/>master -&gt; master</text:p>
      <text:p text:style-name="P1"><text:soft-page-break/>storm@jsp:~/Desktop/thisGit$ echo "# # # ABChis is text a GitHub" &gt;&gt; text.txt</text:p>
      <text:p text:style-name="P1">storm@jsp:~/Desktop/thisGit$ git status</text:p>
      <text:p text:style-name="P1">On branch master</text:p>
      <text:p text:style-name="P1">Your branch is up-to-date with 'origin/master'.</text:p>
      <text:p text:style-name="P1">Changes not staged for commit:</text:p>
      <text:p text:style-name="P1"><text:s text:c="2"/>(use "git add &lt;file&gt;..." to update what will be committed)</text:p>
      <text:p text:style-name="P1"><text:s text:c="2"/>(use "git checkout -- &lt;file&gt;..." to discard changes in working directory)</text:p>
      <text:p text:style-name="P1"/>
      <text:p text:style-name="P1"><text:tab/>modified: <text:s text:c="2"/>text.txt</text:p>
      <text:p text:style-name="P1"/>
      <text:p text:style-name="P1">no changes added to commit (use "git add" and/or "git commit -a")</text:p>
      <text:p text:style-name="P1">storm@jsp:~/Desktop/thisGit$ git add .</text:p>
      <text:p text:style-name="P1">storm@jsp:~/Desktop/thisGit$ git commit -m "adding text"</text:p>
      <text:p text:style-name="P1">[master 7dfcc37] adding text</text:p>
      <text:p text:style-name="P1"><text:s/>1 file changed, 1 insertion(+)</text:p>
      <text:p text:style-name="P1">storm@jsp:~/Desktop/thisGit$ git status</text:p>
      <text:p text:style-name="P1">On branch master</text:p>
      <text:p text:style-name="P1">Your branch is ahead of 'origin/master' by 1 commit.</text:p>
      <text:p text:style-name="P1"><text:s text:c="2"/>(use "git push" to publish your local commits)</text:p>
      <text:p text:style-name="P1">nothing to commit, working directory clean</text:p>
      <text:p text:style-name="P1">storm@jsp:~/Desktop/thisGit$ git push origin master</text:p>
      <text:p text:style-name="P1">Username for 'https://github.com': JspDarker</text:p>
      <text:p text:style-name="P1">Password for 'https://JspDarker@github.com': </text:p>
      <text:p text:style-name="P1">Counting objects: 3, done.</text:p>
      <text:p text:style-name="P1">Delta compression using up to 4 threads.</text:p>
      <text:p text:style-name="P1">Compressing objects: 100% (2/2), done.</text:p>
      <text:p text:style-name="P1">Writing objects: 100% (3/3), 309 bytes | 0 bytes/s, done.</text:p>
      <text:p text:style-name="P1">Total 3 (delta 0), reused 0 (delta 0)</text:p>
      <text:p text:style-name="P1">To https://github.com/JspDarker/git-Big.git</text:p>
      <text:p text:style-name="P1"><text:s text:c="3"/>a54b675..7dfcc37 <text:s/>master -&gt; master</text:p>
      <text:p text:style-name="P1">storm@jsp:~/Desktop/thisGit$ git remote -v</text:p>
      <text:p text:style-name="P1">origin<text:tab/>https://github.com/JspDarker/git-Big.git (fetch)</text:p>
      <text:p text:style-name="P1">origin<text:tab/>https://github.com/JspDarker/git-Big.git (push)</text:p>
      <text:p text:style-name="P1">storm@jsp:~/Desktop/thisGit$ cd ..</text:p>
      <text:p text:style-name="P1">storm@jsp:~/Desktop$ git remote -v</text:p>
      <text:p text:style-name="P1">storm@jsp:~/Desktop$ cd thisGit/</text:p>
      <text:p text:style-name="P1">storm@jsp:~/Desktop/thisGit$ ls</text:p>
      <text:p text:style-name="P1">text.txt</text:p>
      <text:p text:style-name="P1">storm@jsp:~/Desktop/thisGit$ git remote -v</text:p>
      <text:p text:style-name="P1">origin<text:tab/>https://github.com/JspDarker/git-Big.git (fetch)</text:p>
      <text:p text:style-name="P1">origin<text:tab/>https://github.com/JspDarker/git-Big.git (push)</text:p>
      <text:p text:style-name="P1">storm@jsp:~/Desktop/thisGit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9:53:49.045713355</meta:creation-date>
    <dc:date>2018-06-09T20:04:25.130135096</dc:date>
    <meta:editing-duration>PT24S</meta:editing-duration>
    <meta:editing-cycles>1</meta:editing-cycles>
    <meta:document-statistic meta:table-count="0" meta:image-count="0" meta:object-count="0" meta:page-count="5" meta:paragraph-count="208" meta:word-count="1022" meta:character-count="8783" meta:non-whitespace-character-count="7452"/>
    <meta:generator>LibreOffice/5.1.6.2$Linux_X86_64 LibreOffice_project/10m0$Build-2</meta:generator>
  </office:meta>
</office:document-meta>
</file>